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7000002358008955DC22F8EF8.png" manifest:media-type="image/png"/>
  <manifest:file-entry manifest:full-path="Pictures/1000020100000318000002357E2622168ED305DF.png" manifest:media-type="image/png"/>
  <manifest:file-entry manifest:full-path="Pictures/10000201000002EE000000695D6E433D33DA4F1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4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37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684cm" svg:height="8.335cm" svg:x="0.762cm" svg:y="4.064cm">
          <draw:image xlink:href="Pictures/1000020100000318000002357E2622168ED305DF.png" xlink:type="simple" xlink:show="embed" xlink:actuate="onLoad">
            <text:p/>
          </draw:image>
        </draw:frame>
        <draw:frame draw:style-name="gr1" draw:text-style-name="P1" draw:layer="layout" svg:width="14.398cm" svg:height="2.015cm" svg:x="0.495cm" svg:y="0.685cm">
          <draw:image xlink:href="Pictures/10000201000002EE000000695D6E433D33DA4F18.png" xlink:type="simple" xlink:show="embed" xlink:actuate="onLoad">
            <text:p/>
          </draw:image>
        </draw:frame>
        <draw:custom-shape draw:style-name="gr2" draw:text-style-name="P2" draw:layer="layout" svg:width="0.762cm" svg:height="0.762cm" svg:x="9.732cm" svg:y="1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937cm" svg:height="0.806cm" svg:x="0.508cm" svg:y="0.154cm">
          <draw:text-box>
            <text:p><text:span text:style-name="T1">Step 1</text:span></text:p>
          </draw:text-box>
        </draw:frame>
        <draw:frame draw:style-name="gr4" draw:text-style-name="P3" draw:layer="layout" svg:width="1.937cm" svg:height="0.806cm" svg:x="0.495cm" svg:y="3.048cm">
          <draw:text-box>
            <text:p><text:span text:style-name="T1">Step 2</text:span></text:p>
          </draw:text-box>
        </draw:frame>
        <draw:frame draw:style-name="gr3" draw:text-style-name="P3" draw:layer="layout" svg:width="1.937cm" svg:height="0.806cm" svg:x="15.843cm" svg:y="4.826cm">
          <draw:text-box>
            <text:p><text:span text:style-name="T1">Step 3</text:span></text:p>
          </draw:text-box>
        </draw:frame>
        <draw:frame draw:style-name="gr1" draw:text-style-name="P1" draw:layer="layout" svg:width="11.67cm" svg:height="8.335cm" svg:x="9.412cm" svg:y="5.842cm">
          <draw:image xlink:href="Pictures/1000020100000317000002358008955DC22F8EF8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6:11:12.758069570</meta:creation-date>
    <dc:date>2019-12-01T23:58:57.369676588</dc:date>
    <meta:editing-duration>PT15M28S</meta:editing-duration>
    <meta:editing-cycles>2</meta:editing-cycles>
    <meta:generator>LibreOffice/6.0.7.3$Linux_X86_64 LibreOffice_project/00m0$Build-3</meta:generator>
    <meta:document-statistic meta:object-count="30"/>
  </office:meta>
</office:document-meta>
</file>